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2BB3D2F8F57297F8.jpg" manifest:media-type="image/jpeg"/>
  <manifest:file-entry manifest:full-path="Pictures/1000000000000672000004FB71BC5640A47DD3D4.jpg" manifest:media-type="image/jpeg"/>
  <manifest:file-entry manifest:full-path="Pictures/1000000000000672000004FB087F8D525A06C32D.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Ubuntu1" svg:font-family="Ubuntu" style:font-adornments="Regular"/>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2" svg:font-family="Ubuntu"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automatic-styles>
    <style:style style:name="Table1" style:family="table">
      <style:table-properties style:width="12.7cm" table:align="center" style:shadow="none" style:writing-mode="lr-tb"/>
    </style:style>
    <style:style style:name="Table1.A" style:family="table-column">
      <style:table-column-properties style:column-width="7.89cm"/>
    </style:style>
    <style:style style:name="Table1.B" style:family="table-column">
      <style:table-column-properties style:column-width="2.42cm"/>
    </style:style>
    <style:style style:name="Table1.C" style:family="table-column">
      <style:table-column-properties style:column-width="2.39cm"/>
    </style:style>
    <style:style style:name="Table1.A1" style:family="table-cell">
      <style:table-cell-properties fo:background-color="#dddddd" fo:padding="0.097cm" fo:border-left="none" fo:border-right="none" fo:border-top="2pt solid #999999" fo:border-bottom="none">
        <style:background-image/>
      </style:table-cell-properties>
    </style:style>
    <style:style style:name="Table1.B1" style:family="table-cell">
      <style:table-cell-properties fo:background-color="#dddddd" fo:padding="0.097cm" fo:border-left="none" fo:border-right="none" fo:border-top="2pt solid #999999" fo:border-bottom="1pt solid #cccccc">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data-style-name="N4">
      <style:table-cell-properties fo:padding="0.097cm" fo:border="none"/>
    </style:style>
    <style:style style:name="Table1.A3" style:family="table-cell">
      <style:table-cell-properties fo:background-color="#eeeeee" fo:padding="0.097cm" fo:border="none">
        <style:background-image/>
      </style:table-cell-properties>
    </style:style>
    <style:style style:name="Table1.C3" style:family="table-cell" style:data-style-name="N4">
      <style:table-cell-properties fo:background-color="#eeeeee" fo:padding="0.097cm" fo:border="none">
        <style:background-image/>
      </style:table-cell-properties>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data-style-name="N4">
      <style:table-cell-properties fo:padding="0.097cm" fo:border="none"/>
    </style:style>
    <style:style style:name="Table1.A6" style:family="table-cell">
      <style:table-cell-properties fo:background-color="#dddddd" fo:padding="0.097cm" fo:border-left="none" fo:border-right="none" fo:border-top="1pt solid #cccccc" fo:border-bottom="2pt solid #999999">
        <style:background-image/>
      </style:table-cell-properties>
    </style:style>
    <style:style style:name="Table1.B6" style:family="table-cell">
      <style:table-cell-properties fo:background-color="#dddddd" fo:padding="0.097cm" fo:border-left="none" fo:border-right="none" fo:border-top="1pt solid #cccccc" fo:border-bottom="2pt solid #999999">
        <style:background-image/>
      </style:table-cell-properties>
    </style:style>
    <style:style style:name="Table1.C6" style:family="table-cell" style:data-style-name="N4">
      <style:table-cell-properties fo:background-color="#dddddd" fo:padding="0.097cm" fo:border-left="none" fo:border-right="none" fo:border-top="1pt solid #cccccc" fo:border-bottom="2pt solid #999999">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rsid="006c1056" officeooo:paragraph-rsid="006c1056"/>
    </style:style>
    <style:style style:name="P8" style:family="paragraph" style:parent-style-name="Heading_20_1" style:master-page-name="First_20_Page">
      <style:paragraph-properties style:page-number="auto"/>
    </style:style>
    <style:style style:name="P9" style:family="paragraph" style:parent-style-name="Heading_20_1">
      <style:text-properties officeooo:rsid="00907477" officeooo:paragraph-rsid="00907477"/>
    </style:style>
    <style:style style:name="P10" style:family="paragraph" style:parent-style-name="Text_20_body">
      <style:text-properties officeooo:rsid="00915e94" officeooo:paragraph-rsid="009291b4"/>
    </style:style>
    <style:style style:name="P11" style:family="paragraph" style:parent-style-name="Text_20_body">
      <style:text-properties officeooo:rsid="009291b4" officeooo:paragraph-rsid="009291b4"/>
    </style:style>
    <style:style style:name="P12" style:family="paragraph" style:parent-style-name="Text_20_body">
      <style:text-properties officeooo:rsid="009291b4" officeooo:paragraph-rsid="009429ae"/>
    </style:style>
    <style:style style:name="P13" style:family="paragraph" style:parent-style-name="Text_20_body">
      <style:text-properties officeooo:rsid="009429ae" officeooo:paragraph-rsid="00a3ce74"/>
    </style:style>
    <style:style style:name="P14" style:family="paragraph" style:parent-style-name="Text_20_body">
      <style:text-properties officeooo:rsid="009429ae" officeooo:paragraph-rsid="00a4b586"/>
    </style:style>
    <style:style style:name="P15" style:family="paragraph" style:parent-style-name="Text_20_body">
      <style:text-properties officeooo:rsid="009605f3" officeooo:paragraph-rsid="009605f3"/>
    </style:style>
    <style:style style:name="P16" style:family="paragraph" style:parent-style-name="Text_20_body">
      <style:text-properties officeooo:rsid="009605f3" officeooo:paragraph-rsid="00988e29"/>
    </style:style>
    <style:style style:name="P17" style:family="paragraph" style:parent-style-name="Text_20_body">
      <style:text-properties officeooo:rsid="009f0174" officeooo:paragraph-rsid="009f0174"/>
    </style:style>
    <style:style style:name="P18" style:family="paragraph" style:parent-style-name="Text_20_body">
      <style:text-properties officeooo:rsid="00a1e146" officeooo:paragraph-rsid="00a1e146"/>
    </style:style>
    <style:style style:name="P19" style:family="paragraph" style:parent-style-name="Text_20_body">
      <style:text-properties officeooo:rsid="00a3ce74" officeooo:paragraph-rsid="00a3ce74"/>
    </style:style>
    <style:style style:name="P20" style:family="paragraph" style:parent-style-name="Text_20_body">
      <style:text-properties officeooo:rsid="00a4b586" officeooo:paragraph-rsid="00a4b586"/>
    </style:style>
    <style:style style:name="P21" style:family="paragraph" style:parent-style-name="Text_20_body">
      <style:paragraph-properties fo:break-before="page"/>
      <style:text-properties officeooo:rsid="009605f3" officeooo:paragraph-rsid="00988e29"/>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end" style:justify-single-word="false"/>
      <style:text-properties fo:font-weight="bold" style:font-weight-asian="bold" style:font-weight-complex="bold"/>
    </style:style>
    <style:style style:name="P27" style:family="paragraph" style:parent-style-name="Title">
      <style:text-properties style:font-name="Ubuntu2" officeooo:rsid="00907477" officeooo:paragraph-rsid="00907477"/>
    </style:style>
    <style:style style:name="P28" style:family="paragraph" style:parent-style-name="Title">
      <style:text-properties officeooo:paragraph-rsid="00907477"/>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47316b"/>
    </style:style>
    <style:style style:name="T4" style:family="text">
      <style:text-properties officeooo:rsid="006c1056"/>
    </style:style>
    <style:style style:name="T5" style:family="text">
      <style:text-properties style:font-name="Ubuntu2" officeooo:rsid="00907477"/>
    </style:style>
    <style:style style:name="T6" style:family="text">
      <style:text-properties officeooo:rsid="009291b4"/>
    </style:style>
    <style:style style:name="T7" style:family="text">
      <style:text-properties officeooo:rsid="009429ae"/>
    </style:style>
    <style:style style:name="T8" style:family="text">
      <style:text-properties officeooo:rsid="00988e29"/>
    </style:style>
    <style:style style:name="T9" style:family="text">
      <style:text-properties officeooo:rsid="009d1db6"/>
    </style:style>
    <style:style style:name="T10" style:family="text">
      <style:text-properties officeooo:rsid="00a0570f"/>
    </style:style>
    <style:style style:name="T11" style:family="text">
      <style:text-properties officeooo:rsid="00a3ce74"/>
    </style:style>
    <style:style style:name="T12" style:family="text">
      <style:text-properties officeooo:rsid="00a4b586"/>
    </style:style>
    <style:style style:name="T13"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6cm" fo:text-indent="-0.635cm" fo:margin-left="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4">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name<office:annotation><dc:creator>Unknown Author</dc:creator><dc:date>2015-04-01T13:40:11</dc:date><text:p text:style-name="P29"><text:span text:style-name="T13">Unique identifier name, specific to this pitch</text:span></text:p></office:annotation></text:p>
      <text:p text:style-name="P7">Pulse oximeter research and development</text:p>
      <text:p text:style-name="Heading_20_1">Fellow<text:span text:style-name="T3">s</text:span></text:p>
      <text:p text:style-name="Text_20_body">Tarek Loubani, <text:span text:style-name="T4">Luka Mustafa</text:span></text:p>
      <text:p text:style-name="P9">Project update</text:p>
      <text:p text:style-name="P10">The project has advanced significantly since work began with IRNAS. At this point, we have completed a significant part of the electronics and mechanics of the pulse oximeter. </text:p>
      <text:p text:style-name="P10"><text:span text:style-name="T6">C</text:span>urrent prototypes are usable in ideal conditions, but not in adverse ones, and the reliability of the device is unacceptably low for use in critical patient care scenarios. <text:span text:style-name="T6">Regulatory approval is still under way, but we haven’t yet received permission from Health Canada to use one critical part of our testing hardware (Respiract) to de-oxygenate test subjects in our calibration trial.</text:span></text:p>
      <text:p text:style-name="P11">The time and cost overruns are multi-factorial, including overestimating the progress of the pre-existing pulse oximeter design, unexpected failures of the finger probe design, and <text:span text:style-name="T7">difficulties in navigating regulatory hurdles for the first time.</text:span></text:p>
      <text:p text:style-name="P9">Proposed changes</text:p>
      <text:p text:style-name="P12">We have already overrun our budget, but have not yet completed engineering on the pulse oximeter. We would like IRNAS to continue mechanical and electronics work on the pulse oximeter <text:span text:style-name="T7">until completion and believe that we have a much better idea of what this would require now. The main change in this proposal is the budget and time given to the engineering side of the project.</text:span></text:p>
      <text:p text:style-name="P16"/>
      <text:p text:style-name="P21">In terms of budget, we would like to increase the budget by <text:span text:style-name="T8">USD</text:span>$ 40,000 for engineering. This would be divided as follows. <text:span text:style-name="T8">This table assumes that </text:span>€ <text:span text:style-name="T8">1 = USD$ 1.25, and that the cost per hour will remain as quoted by IRNAS as </text:span>€ <text:span text:style-name="T8">45.00</text:span>:</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B1" office:value-type="string">
            <text:p text:style-name="P23">Hours</text:p>
          </table:table-cell>
          <table:table-cell table:style-name="Table1.B1" office:value-type="string">
            <text:p text:style-name="P23">Total <text:span text:style-name="T8">(</text:span>€<text:span text:style-name="T8">)</text:span></text:p>
          </table:table-cell>
        </table:table-row>
        <table:table-row>
          <table:table-cell table:style-name="Table1.A4" office:value-type="string">
            <text:p text:style-name="Table_20_Contents">PulseOx finger clip improvement</text:p>
          </table:table-cell>
          <table:table-cell table:style-name="Table1.B2" office:value-type="string">
            <text:p text:style-name="P23"><text:span text:style-name="T8">2</text:span>00</text:p>
          </table:table-cell>
          <table:table-cell table:style-name="Table1.C2" office:value-type="float" office:value="9000">
            <text:p text:style-name="P22">9,000.00</text:p>
          </table:table-cell>
        </table:table-row>
        <table:table-row>
          <table:table-cell table:style-name="Table1.A3" office:value-type="string">
            <text:p text:style-name="Table_20_Contents">Additional software development</text:p>
          </table:table-cell>
          <table:table-cell table:style-name="Table1.A3" office:value-type="string">
            <text:p text:style-name="P23">208</text:p>
          </table:table-cell>
          <table:table-cell table:style-name="Table1.C3" office:value-type="float" office:value="9360">
            <text:p text:style-name="P22">9,360.00</text:p>
          </table:table-cell>
        </table:table-row>
        <table:table-row>
          <table:table-cell table:style-name="Table1.A4" office:value-type="string">
            <text:p text:style-name="Table_20_Contents">Testing and calibration</text:p>
          </table:table-cell>
          <table:table-cell table:style-name="Table1.B4" office:value-type="string">
            <text:p text:style-name="P23"><text:span text:style-name="T8">18</text:span>0</text:p>
          </table:table-cell>
          <table:table-cell table:style-name="Table1.C4" office:value-type="float" office:value="8100">
            <text:p text:style-name="P22">8,100.00</text:p>
          </table:table-cell>
        </table:table-row>
        <table:table-row>
          <table:table-cell table:style-name="Table1.A3" office:value-type="string">
            <text:p text:style-name="Table_20_Contents">Hardware improvement and redesign</text:p>
          </table:table-cell>
          <table:table-cell table:style-name="Table1.A3" office:value-type="string">
            <text:p text:style-name="P23">120</text:p>
          </table:table-cell>
          <table:table-cell table:style-name="Table1.C3" office:value-type="float" office:value="7200">
            <text:p text:style-name="P22">7,200.00</text:p>
          </table:table-cell>
        </table:table-row>
        <table:table-row>
          <table:table-cell table:style-name="Table1.A6" office:value-type="string">
            <text:p text:style-name="P24">Total</text:p>
          </table:table-cell>
          <table:table-cell table:style-name="Table1.B6" office:value-type="string">
            <text:p text:style-name="P25">374</text:p>
          </table:table-cell>
          <table:table-cell table:style-name="Table1.C6" office:value-type="float" office:value="31860">
            <text:p text:style-name="P26">31,860.00</text:p>
          </table:table-cell>
        </table:table-row>
      </table:table>
      <text:p text:style-name="P15"/>
      <text:p text:style-name="P15"/>
      <text:p text:style-name="P15">In terms of time, <text:span text:style-name="T9">we request an extension of the completion date from June 2018 as presently approved until June 2019. This should account for any delays in engineering as well as regulatory approval.</text:span></text:p>
      <text:p text:style-name="Heading_20_1">Opportunity associated with change</text:p>
      <text:p text:style-name="P13"><text:span text:style-name="T11">The pulse oximeter is currently usable for some segments of the population (right finger size) in ideal conditions (sitting at rest, calm). This proposed change would allow us </text:span>to complete the final parts of the engineering and polish the pulse oximeter so that it is usable not only in ideal conditions, but in adverse ones that might be faced by users in low-resource settings.</text:p>
      <text:p text:style-name="P19">By allowing this proposed change and widening the conditions under which the pulse oximeter can be used, it will be possible to replace not only devices in ambulatory clinics, but also devices in emergency centres, ambulances and children’s clinics and hospitals. The current model does not currently permit <text:span text:style-name="T12">these uses.</text:span></text:p>
      <text:p text:style-name="P9">Risk associated with change</text:p>
      <text:p text:style-name="P14">If forced <text:span text:style-name="T12">to leave</text:span> the pulse oximeter as is, <text:span text:style-name="T12">we would </text:span>contribute it to the literature and body of knowledge. Our excellent documentation and use of open source techniques makes our work a significant advancement that other groups could build upon.</text:p>
      <text:p text:style-name="P14">However,<text:span text:style-name="T12"> the </text:span>pulse oximeter <text:span text:style-name="T12">would not be </text:span>clinically <text:span text:style-name="T12">useful </text:span>in its current state, <text:span text:style-name="T12">since it does not accommodate women or children due to small finger size. It also does not work well in agitated patients or those who are moving vigorously</text:span>.</text:p>
      <text:p text:style-name="P20">I fear that these limitations would so limit the pulse oximeter that a competent governmental buyer might overlook the value of the open source construction and potential to select other units that can be used on more patients out of the box.</text:p>
      <text:p text:style-name="P9"><text:soft-page-break/>Budget effect of change</text:p>
      <text:p text:style-name="P18">This proposed change would increase the budget of this project by USD$ 40,000, paid to IRNAS. This amount would include some of the monies already paid to IRNAS from the Glia portion of the budget over the past several months.</text:p>
      <text:p text:style-name="P9">Action required</text:p>
      <text:p text:style-name="P17">No further action is required if this change is approved, as all relationships and contracts already exist and allow for <text:span text:style-name="T10">cost overru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Ubuntu1" svg:font-family="Ubuntu" style:font-adornments="Regular"/>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2" svg:font-family="Ubuntu"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7" style:family="paragraph" style:parent-style-name="Title">
      <style:text-properties officeooo:paragraph-rsid="00907477"/>
    </style:style>
    <style:style style:name="MP8" style:family="paragraph" style:parent-style-name="Title">
      <style:text-properties style:font-name="Ubuntu2" officeooo:rsid="00907477" officeooo:paragraph-rsid="00907477"/>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T3" style:family="text">
      <style:text-properties style:font-name="Ubuntu2" officeooo:rsid="00907477"/>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1"><draw:image xlink:href="Pictures/1000000000000672000004FB087F8D525A06C32D.jpg" xlink:type="simple" xlink:show="embed" xlink:actuate="onLoad"/></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3</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71BC5640A47DD3D4.jpg" xlink:type="simple" xlink:show="embed" xlink:actuate="onLoad"/></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2"><draw:image xlink:href="Pictures/1000000000000672000004FB2BB3D2F8F57297F8.jpg" xlink:type="simple" xlink:show="embed" xlink:actuate="onLoad"/></draw:frame></text:p>
        <text:p text:style-name="MP7"><text:span text:style-name="MT3">Project Pitch </text:span></text:p>
        <text:p text:style-name="MP8">Significant Change</text:p>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OU Template</dc:title>
    <meta:creation-date>2017-03-06T00:09:30.991933919</meta:creation-date>
    <dc:language>en-ZA</dc:language>
    <meta:editing-cycles>71</meta:editing-cycles>
    <meta:editing-duration>P1DT18H26M16S</meta:editing-duration>
    <meta:initial-creator>Tarek Loubani</meta:initial-creator>
    <dc:date>2018-02-11T07:29:55.522339660</dc:date>
    <meta:document-statistic meta:table-count="1" meta:image-count="3" meta:object-count="0" meta:page-count="3" meta:paragraph-count="45" meta:word-count="637" meta:character-count="3863" meta:non-whitespace-character-count="3269"/>
    <meta:user-defined meta:name="Info 1"/>
    <meta:user-defined meta:name="Info 2"/>
    <meta:user-defined meta:name="Info 3"/>
    <meta:user-defined meta:name="Info 4"/>
  </office:meta>
</office:document-meta>
</file>